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A7000003627AE54EF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99ff66" draw:marker-start-width="0.356cm" draw:marker-end="Arrow" draw:marker-end-width="0.203cm" draw:fill="none" draw:textarea-vertical-align="middle" fo:padding-top="0.151cm" fo:padding-bottom="0.151cm" fo:padding-left="0.276cm" fo:padding-right="0.276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style:protect="size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1.127cm" svg:y1="4.175cm" svg:x2="0.111cm" svg:y2="3.667cm">
            <text:p/>
          </draw:line>
          <draw:line draw:style-name="gr1" draw:text-style-name="P1" draw:layer="layout" svg:x1="2.778cm" svg:y1="1.127cm" svg:x2="2.778cm" svg:y2="0.111cm">
            <text:p/>
          </draw:line>
          <draw:frame draw:style-name="gr2" draw:text-style-name="P1" draw:layer="layout" svg:width="2.81cm" svg:height="1.016cm" draw:transform="rotate (-1.5707963267949) translate (6.615cm 5.826cm)">
            <draw:image xlink:href="Pictures/10000201000005A7000003627AE54EF0.png" xlink:type="simple" xlink:show="embed" xlink:actuate="onLoad">
              <text:p/>
            </draw:image>
          </draw:frame>
          <draw:frame draw:style-name="gr2" draw:text-style-name="P1" draw:layer="layout" svg:width="2.286cm" svg:height="2.567cm" draw:transform="rotate (-1.5707963267949) translate (10.806cm 6.334cm)">
            <draw:image xlink:href="Pictures/10000201000005A7000003627AE54EF0.png" xlink:type="simple" xlink:show="embed" xlink:actuate="onLoad">
              <text:p/>
            </draw:image>
          </draw:frame>
          <draw:frame draw:style-name="gr2" draw:text-style-name="P1" draw:layer="layout" svg:width="2.286cm" svg:height="2.567cm" draw:transform="rotate (-1.5707963267949) translate (5.064cm -0.016cm)">
            <draw:image xlink:href="Pictures/10000201000005A7000003627AE54EF0.png" xlink:type="simple" xlink:show="embed" xlink:actuate="onLoad">
              <text:p/>
            </draw:image>
          </draw:frame>
          <draw:frame draw:style-name="gr2" draw:text-style-name="P1" draw:layer="layout" svg:width="5.967cm" svg:height="0.694cm" draw:transform="rotate (-1.5707963267949) translate (1.762cm 1.129cm)">
            <draw:image xlink:href="Pictures/10000201000005A7000003627AE54EF0.png" xlink:type="simple" xlink:show="embed" xlink:actuate="onLoad">
              <text:p/>
            </draw:image>
          </draw:frame>
          <draw:path draw:style-name="gr3" draw:text-style-name="P1" draw:layer="layout" svg:width="8.97cm" svg:height="9.883cm" draw:transform="skewX (0.589921287174083) rotate (1.33692220702766) translate (0.2379999617378cm 7.47606005341046cm)" svg:viewBox="0 0 8971 9884" svg:d="M0 0c14685 0 2919 3216 5408 5958 2490 2743 3563 3926 3563 3926l-44-48">
            <text:p/>
          </draw:path>
          <draw:custom-shape draw:style-name="gr4" draw:text-style-name="P1" draw:layer="layout" svg:width="0.254cm" svg:height="0.254cm" svg:x="2.651cm" svg:y="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1.127cm" svg:y1="6.715cm" svg:x2="1.127cm" svg:y2="1.508cm">
            <text:p/>
          </draw:line>
          <draw:line draw:style-name="gr5" draw:text-style-name="P1" draw:layer="layout" svg:x1="2.778cm" svg:y1="2.016cm" svg:x2="2.778cm" svg:y2="0.238cm">
            <text:p/>
          </draw:line>
          <draw:custom-shape draw:style-name="gr4" draw:text-style-name="P1" draw:layer="layout" svg:width="0.254cm" svg:height="0.254cm" svg:x="1cm" svg:y="4.0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8.493cm" svg:y1="8.366cm" svg:x2="8.493cm" svg:y2="6.588cm">
            <text:p/>
          </draw:line>
          <draw:line draw:style-name="gr5" draw:text-style-name="P1" draw:layer="layout" svg:x1="5.699cm" svg:y1="8.085cm" svg:x2="5.699cm" svg:y2="6.307cm">
            <text:p/>
          </draw:line>
          <draw:line draw:style-name="gr1" draw:text-style-name="P1" draw:layer="layout" svg:x1="5.699cm" svg:y1="7.223cm" svg:x2="6.461cm" svg:y2="6.207cm">
            <text:p/>
          </draw:line>
          <draw:line draw:style-name="gr1" draw:text-style-name="P1" draw:layer="layout" svg:x1="8.493cm" svg:y1="7.477cm" svg:x2="8.493cm" svg:y2="6.207cm">
            <text:p/>
          </draw:line>
          <draw:custom-shape draw:style-name="gr4" draw:text-style-name="P1" draw:layer="layout" svg:width="0.254cm" svg:height="0.254cm" svg:x="5.572cm" svg:y="7.0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8.366cm" svg:y="7.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Olive_20_Green" draw:display-name="Olive Green" draw:style="linear" draw:start-color="#3f4f3d" draw:end-color="#83a67f" draw:start-intensity="100%" draw:end-intensity="100%" draw:angle="6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.176cm" fo:page-height="8.63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i </meta:initial-creator>
    <meta:creation-date>2015-03-14T17:53:51.548867974</meta:creation-date>
    <dc:date>2015-03-17T11:03:02.646324050</dc:date>
    <dc:creator>xi </dc:creator>
    <meta:editing-duration>PT3H41M17S</meta:editing-duration>
    <meta:editing-cycles>3</meta:editing-cycles>
    <meta:generator>LibreOffice/4.2.7.2$Linux_X86_64 LibreOffice_project/420m0$Build-2</meta:generator>
    <meta:document-statistic meta:object-count="18"/>
  </office:meta>
</office:document-meta>
</file>